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53d48" officeooo:paragraph-rsid="00053d48"/>
    </style:style>
    <style:style style:name="P2" style:family="paragraph" style:parent-style-name="Standard">
      <style:text-properties style:font-name="Liberation Sans" officeooo:rsid="0006a165" officeooo:paragraph-rsid="0006a165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IOS UD 3.1</text:p>
      <text:p text:style-name="P1"/>
      <text:p text:style-name="P1">1. ¿Cuáles son las principales diferencias principales entre utilizar @import o &lt;link&gt;</text:p>
      <text:p text:style-name="P1">para una hoja de estilos externa?</text:p>
      <text:p text:style-name="P1"/>
      <text:p text:style-name="P1"/>
      <text:p text:style-name="P1">2. Descarga el archivo normalize.css de <text:a xlink:type="simple" xlink:href="https://necolas.github.io/normalize.css/" text:style-name="Internet_20_link" text:visited-style-name="Visited_20_Internet_20_Link"><text:span text:style-name="T1">https://necolas.github.io/normalize.css/</text:span></text:a> ,</text:p>
      <text:p text:style-name="P1">analízalo y responde a las siguientes cuestiones:</text:p>
      <text:p text:style-name="P1"/>
      <text:p text:style-name="P1">a) Busca e indica al menos 3 “correcciones” de los estilos que tienen por defecto</text:p>
      <text:p text:style-name="P1">los navegadores web.</text:p>
      <text:p text:style-name="P1"/>
      <text:p text:style-name="P1">b) ¿Te parece útil este archivo? Razona tu respuesta.</text:p>
      <text:p text:style-name="P1"/>
      <text:p text:style-name="P1"/>
      <text:p text:style-name="P1">3. Busca tres propiedades CSS que necesiten de prefijo para que pueda ser soportada por los principales navegadores web. Chequea su compatibilidad en <text:a xlink:type="simple" xlink:href="https://caniuse.com/" text:style-name="Internet_20_link" text:visited-style-name="Visited_20_Internet_20_Link"><text:span text:style-name="T1">https://caniuse.com/</text:span></text:a></text:p>
      <text:p text:style-name="P1"/>
      <text:p text:style-name="P1"/>
      <text:p text:style-name="P1"/>
      <text:p text:style-name="P2">4. Detecta y corrige los errores que aparecen en el siguiente código para que funcione correctamente. Determina la salida del código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3:21:35.144676351</meta:creation-date>
    <dc:date>2024-10-18T13:26:51.567787301</dc:date>
    <meta:editing-duration>PT5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8" meta:character-count="723" meta:non-whitespace-character-count="625"/>
  </office:meta>
</office:document-meta>
</file>